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gradient" draw:fill-gradient-name="Gradient_20_31" draw:gradient-step-count="0" draw:textarea-vertical-align="middle" loext:decorative="false"/>
    </style:style>
    <style:style style:name="gr2" style:family="graphic">
      <style:graphic-properties style:writing-mode="lr-tb" loext:decorative="false"/>
    </style:style>
    <style:style style:name="gr3" style:family="graphic" style:parent-style-name="standard">
      <style:graphic-properties svg:stroke-width="0.01cm" svg:stroke-color="#224b12" draw:marker-start-width="0.215cm" draw:marker-end-width="0.215cm" draw:fill="gradient" draw:fill-color="#bbe33d" draw:fill-gradient-name="DegVert30" draw:gradient-step-count="0" draw:textarea-vertical-align="middle" fo:padding-top="0.13cm" fo:padding-bottom="0.13cm" fo:padding-left="0.255cm" fo:padding-right="0.255cm" loext:decorative="false"/>
    </style:style>
    <style:style style:name="gr4" style:family="graphic" style:parent-style-name="standard">
      <style:graphic-properties svg:stroke-width="0.01cm" svg:stroke-color="#ff0000" draw:marker-start-width="0.215cm" draw:marker-end-width="0.215cm" draw:fill="gradient" draw:fill-gradient-name="Gradient_20_32" draw:gradient-step-count="0" fo:min-height="0cm" fo:min-width="0cm" fo:padding-top="0.13cm" fo:padding-bottom="0.13cm" fo:padding-left="0.255cm" fo:padding-right="0.255cm" fo:wrap-option="wrap" loext:decorative="false"/>
    </style:style>
    <style:style style:name="gr5"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6"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8000" dr3d:shininess="15%" dr3d:shadow="hidden" loext:decorative="false"/>
    </style:style>
    <style:style style:name="P1" style:family="paragraph">
      <loext:graphic-properties draw:fill="gradient" draw:fill-gradient-name="Gradient_20_31" draw:gradient-step-count="0"/>
      <style:paragraph-properties fo:text-align="center"/>
    </style:style>
    <style:style style:name="P2" style:family="paragraph">
      <loext:graphic-properties draw:fill="gradient" draw:fill-color="#bbe33d" draw:fill-gradient-name="DegVert30" draw:gradient-step-count="0"/>
      <style:paragraph-properties fo:text-align="center"/>
    </style:style>
    <style:style style:name="P3" style:family="paragraph">
      <loext:graphic-properties draw:fill="gradient" draw:fill-gradient-name="Gradient_20_32" draw:gradient-step-count="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945cm" svg:height="0.861cm" svg:x="0.03cm" svg:y="0.873cm" svg:viewBox="0 0 1946 862" draw:points="0,862 1703,862 1946,0 912,0">
          <text:p/>
        </draw:polygon>
        <draw:g draw:style-name="gr2">
          <draw:polygon draw:style-name="gr3" draw:text-style-name="P2" draw:layer="layout" svg:width="0.697cm" svg:height="0.895cm" svg:x="0.578cm" svg:y="0.212cm" svg:viewBox="0 0 698 896" draw:points="346,896 346,646 325,579 233,481 119,414 46,336 0,200 6,103 25,54 98,149 157,284 216,368 319,479 333,336 422,336 411,471 487,322 557,160 598,79 641,33 698,0 687,103 649,254 598,365 511,465 438,554 411,630 406,738 414,852 425,892">
            <text:p/>
          </draw:polygon>
          <draw:custom-shape draw:style-name="gr4" draw:text-style-name="P3" draw:layer="layout" svg:width="0.45cm" svg:height="0.45cm" svg:x="0.742cm" svg:y="0.17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3cm" svg:height="0.3cm" svg:x="0.812cm" svg:y="0.258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3" draw:text-style-name="P2" draw:layer="layout" svg:width="0.874cm" svg:height="1.104cm" svg:x="0.135cm" svg:y="0.501cm" svg:viewBox="0 0 875 1105" draw:points="434,1105 434,797 407,714 292,593 149,511 58,414 0,247 8,127 31,67 123,184 197,350 271,454 400,591 417,414 529,414 515,581 610,397 698,197 750,97 804,41 875,0 861,127 814,313 750,450 641,574 549,683 515,777 509,910 519,1051 533,1100">
            <text:p/>
          </draw:polygon>
          <draw:custom-shape draw:style-name="gr4" draw:text-style-name="P3" draw:layer="layout" svg:width="0.564cm" svg:height="0.555cm" svg:x="0.341cm" svg:y="0.4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376cm" svg:height="0.371cm" svg:x="0.428cm" svg:y="0.557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3" draw:text-style-name="P2" draw:layer="layout" svg:width="0.697cm" svg:height="0.895cm" svg:x="1.224cm" svg:y="0.223cm" svg:viewBox="0 0 698 896" draw:points="346,896 346,646 325,579 233,481 119,414 46,336 0,200 6,103 25,54 98,149 157,284 216,368 319,479 333,336 422,336 411,471 487,322 557,160 598,79 641,33 698,0 687,103 649,254 598,365 511,465 438,554 411,630 406,738 414,852 425,892">
            <text:p/>
          </draw:polygon>
          <draw:custom-shape draw:style-name="gr4" draw:text-style-name="P3" draw:layer="layout" svg:width="0.45cm" svg:height="0.45cm" svg:x="1.388cm" svg:y="0.1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3cm" svg:height="0.3cm" svg:x="1.458cm" svg:y="0.269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g draw:style-name="gr2">
          <draw:polygon draw:style-name="gr3" draw:text-style-name="P2" draw:layer="layout" svg:width="0.874cm" svg:height="1.104cm" svg:x="0.781cm" svg:y="0.512cm" svg:viewBox="0 0 875 1105" draw:points="434,1105 434,797 407,714 292,593 149,511 58,414 0,247 8,127 31,67 123,184 197,350 271,454 400,591 417,414 529,414 515,581 610,397 698,197 750,97 804,41 875,0 861,127 814,313 750,450 641,574 549,683 515,777 509,910 519,1051 533,1100">
            <text:p/>
          </draw:polygon>
          <draw:custom-shape draw:style-name="gr4" draw:text-style-name="P3" draw:layer="layout" svg:width="0.564cm" svg:height="0.555cm" svg:x="0.987cm" svg:y="0.47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5" svg:width="0.376cm" svg:height="0.371cm" svg:x="1.074cm" svg:y="0.568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DegVert30"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1" draw:display-name="Gradient 31" draw:style="linear" draw:start-color="#b47804" draw:end-color="#813709" draw:start-intensity="100%" draw:end-intensity="100%" draw:angle="164deg" draw:border="0%">
      <loext:gradient-stop svg:offset="0" loext:color-type="rgb" loext:color-value="#b47804"/>
      <loext:gradient-stop svg:offset="1" loext:color-type="rgb" loext:color-value="#813709"/>
    </draw:gradient>
    <draw:gradient draw:name="Gradient_20_32" draw:display-name="Gradient 32" draw:style="linear" draw:start-color="#ffff00" draw:end-color="#ff8000" draw:start-intensity="100%" draw:end-intensity="100%" draw:angle="30deg" draw:border="0%">
      <loext:gradient-stop svg:offset="0" loext:color-type="rgb" loext:color-value="#ffff00"/>
      <loext:gradient-stop svg:offset="1" loext:color-type="rgb" loext:color-value="#ff8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4-12-23T13:26:26.880628667</dc:date>
    <dc:creator>Marc</dc:creator>
    <meta:editing-duration>PT1H38M56S</meta:editing-duration>
    <meta:editing-cycles>15</meta:editing-cycles>
    <meta:generator>LibreOffice/24.2.7.2$Linux_X86_64 LibreOffice_project/420$Build-2</meta:generator>
    <meta:document-statistic meta:object-count="21"/>
  </office:meta>
</office:document-meta>
</file>